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</style:style>
    <style:style style:name="P1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ourier Ne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 style:list-style-name="L1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Preformatted_20_Text" style:list-style-name="L2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Preformatted_20_Text" style:list-style-name="L3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Preformatted_20_Text" style:list-style-name="L4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Preformatted_20_Text" style:list-style-name="L5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Preformatted_20_Text" style:list-style-name="L1">
      <style:paragraph-properties fo:text-align="start" style:justify-single-word="false"/>
      <style:text-properties style:font-name="Times New Roman" fo:font-style="normal" fo:font-weight="normal" fo:background-color="#ffff00" style:font-style-asian="normal" style:font-weight-asian="normal" style:font-style-complex="normal" style:font-weight-complex="normal"/>
    </style:style>
    <style:style style:name="P18" style:family="paragraph" style:parent-style-name="Preformatted_20_Text" style:list-style-name="L6">
      <style:paragraph-properties fo:text-align="start" style:justify-single-word="false"/>
    </style:style>
    <style:style style:name="P19" style:family="paragraph" style:parent-style-name="Preformatted_20_Text" style:list-style-name="L7">
      <style:paragraph-properties fo:text-align="start" style:justify-single-word="false"/>
    </style:style>
    <style:style style:name="P20" style:family="paragraph" style:parent-style-name="Preformatted_20_Text" style:list-style-name="L8">
      <style:paragraph-properties fo:text-align="start" style:justify-single-word="false"/>
    </style:style>
    <style:style style:name="P21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ourier Ne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use-window-font-color="true" style:font-name="Arial Black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TOMATION</text:p>
      <text:p text:style-name="P3"/>
      <text:p text:style-name="P4">Python Automation</text:p>
      <text:p text:style-name="P1"/>
      <text:p text:style-name="P2">1.Intro</text:p>
      <text:list xml:id="list1424751962029467219" text:style-name="L1">
        <text:list-item>
          <text:p text:style-name="P12">create <text:s/>and activate virtual environments to avoid python version clashes.</text:p>
        </text:list-item>
        <text:list-item>
          <text:p text:style-name="P12">install modules in that venv</text:p>
        </text:list-item>
        <text:list-item>
          <text:p text:style-name="P17">python -m venv &lt;env_name&gt;</text:p>
        </text:list-item>
        <text:list-item>
          <text:p text:style-name="P12">cd &lt;env_name&gt; </text:p>
        </text:list-item>
        <text:list-item>
          <text:p text:style-name="P12"><text:span text:style-name="T1">scripts\activate</text:span> in the location --&gt; cmnd prompt changes</text:p>
        </text:list-item>
        <text:list-item>
          <text:p text:style-name="P12">pip freeze </text:p>
        </text:list-item>
        <text:list-item>
          <text:p text:style-name="P12">pip install &lt;module_name&gt; --&gt; install modules &amp; dependencies</text:p>
        </text:list-item>
        <text:list-item>
          <text:p text:style-name="P12">every module has an attribute “_ _ name _ _” where its value is “_ _ main_ _”</text:p>
          <text:list>
            <text:list-item>
              <text:p text:style-name="P12">in animal.py module --&gt; “_ _ name _ _” = “_ _ main_ _” <text:s/>#only inside module</text:p>
            </text:list-item>
            <text:list-item>
              <text:p text:style-name="P12">on importing animal.py in test.py :</text:p>
              <text:list>
                <text:list-item>
                  <text:p text:style-name="P12">test.py : import animal.py</text:p>
                </text:list-item>
                <text:list-item>
                  <text:p text:style-name="P12">print(_ _ name _ _) --&gt; “_ _ animal_ _”</text:p>
                </text:list-item>
              </text:list>
            </text:list-item>
            <text:list-item>
              <text:p text:style-name="P12">To run a part of code in module or test a module, you can run the module with main</text:p>
              <text:list>
                <text:list-item>
                  <text:p text:style-name="P12">if “_ _ name _ _” = “_ _ main_ _” :</text:p>
                  <text:p text:style-name="P12">return func()</text:p>
                </text:list-item>
              </text:list>
            </text:list-item>
          </text:list>
        </text:list-item>
        <text:list-item>
          <text:p text:style-name="P12">class --&gt; imported from module</text:p>
        </text:list-item>
        <text:list-item>
          <text:p text:style-name="P12">module name starts with lowercase</text:p>
        </text:list-item>
        <text:list-item>
          <text:p text:style-name="P12">import - os , pandas, re , requests ,<text:tab/>random, queue , sqlite3, shutil, time, statistics</text:p>
        </text:list-item>
      </text:list>
      <text:p text:style-name="P2"/>
      <text:p text:style-name="P2">1. Excel Automation</text:p>
      <text:list xml:id="list3593875061130410303" text:style-name="L2">
        <text:list-item>
          <text:p text:style-name="P13">openpyxl </text:p>
          <text:list>
            <text:list-item>
              <text:p text:style-name="P13">third party module</text:p>
            </text:list-item>
            <text:list-item>
              <text:p text:style-name="P13">create excel</text:p>
            </text:list-item>
            <text:list-item>
              <text:p text:style-name="P13">add sheets, data</text:p>
            </text:list-item>
            <text:list-item>
              <text:p text:style-name="P13">read data</text:p>
            </text:list-item>
          </text:list>
        </text:list-item>
        <text:list-item>
          <text:p text:style-name="P13">pip install openpyxl</text:p>
        </text:list-item>
        <text:list-item>
          <text:p text:style-name="P13">import openpyxl</text:p>
        </text:list-item>
        <text:list-item>
          <text:p text:style-name="P13">wb = openpyxl.Workbook()</text:p>
        </text:list-item>
      </text:list>
      <text:p text:style-name="P2"/>
      <text:p text:style-name="P2">2.Web automation</text:p>
      <text:list xml:id="list8619175829637918193" text:style-name="L3">
        <text:list-item>
          <text:p text:style-name="P14">Response 200 from url – success</text:p>
        </text:list-item>
        <text:list-item>
          <text:p text:style-name="P14">beautiful soup – static website extraction</text:p>
        </text:list-item>
        <text:list-item>
          <text:p text:style-name="P14">selenium – dynamic website extraction (req. Chrome driver – depends on chrome version and browser)</text:p>
        </text:list-item>
        <text:list-item>
          <text:p text:style-name="P14">To install webdriver - <text:span text:style-name="T1">https://googlechromelabs.github.io/chrome-for-testing/</text:span></text:p>
        </text:list-item>
        <text:list-item>
          <text:p text:style-name="P14">html – recursive datastructure , xml doc, xpath for elements access</text:p>
        </text:list-item>
        <text:list-item>
          <text:p text:style-name="P14">pat = “https?:[^\s]+”</text:p>
        </text:list-item>
        <text:list-item>
          <text:p text:style-name="P14">pythonanywhere.com – free cloud for website by ANACONDA</text:p>
        </text:list-item>
      </text:list>
      <text:p text:style-name="P2"/>
      <text:p text:style-name="P2"/>
      <text:p text:style-name="P2">3.Test Automation</text:p>
      <text:list xml:id="list7065304831677820993" text:style-name="L4">
        <text:list-item>
          <text:p text:style-name="P15">Pytest </text:p>
          <text:list>
            <text:list-item>
              <text:p text:style-name="P15">import pytest</text:p>
            </text:list-item>
            <text:list-item>
              <text:p text:style-name="P15">Set up &amp; teardown steps.</text:p>
            </text:list-item>
            <text:list-item>
              <text:p text:style-name="P15">Testcases defined as a function, func_name starting with 'test' - <text:s/>def test_addition():</text:p>
            </text:list-item>
            <text:list-item>
              <text:p text:style-name="P15">Assert – check if True</text:p>
            </text:list-item>
            <text:list-item>
              <text:p text:style-name="P15">log levels – info, warnings, debug, error, fatal, trace, verbose</text:p>
            </text:list-item>
            <text:list-item>
              <text:p text:style-name="P15">Run – pytest &lt;filename&gt; </text:p>
              <text:list>
                <text:list-item>
                  <text:p text:style-name="P15">pytest -v &lt;filename&gt; <text:s/>#entire testcase</text:p>
                </text:list-item>
                <text:list-item>
                  <text:p text:style-name="P15">pytest -v &lt;filename&gt;::&lt;testcasename&gt; <text:s/>#single testcase</text:p>
                </text:list-item>
                <text:list-item>
                  <text:p text:style-name="P15">pytest -v &lt;filename&gt; -m &lt;groupedname&gt; <text:s/>#mark &amp; group testcases</text:p>
                  <text:p text:style-name="P15">@pytest.mark.&lt;group_name&gt; before testcase name - @pytest.mark.Negetive</text:p>
                </text:list-item>
              </text:list>
            </text:list-item>
          </text:list>
        </text:list-item>
      </text:list>
      <text:p text:style-name="P2"><text:tab/>@pytest.mark.wifitestcase </text:p>
      <text:p text:style-name="P2"><text:tab/>def test_addition</text:p>
      <text:p text:style-name="P2"/>
      <text:list xml:id="list32691209" text:continue-numbering="true" text:style-name="L4">
        <text:list-item>
          <text:list>
            <text:list-item>
              <text:list>
                <text:list-header>
                  <text:p text:style-name="P15"><text:soft-page-break/>@pytest.mark.skip (Not yest implemented), @pytest.mark.parameterize </text:p>
                </text:list-header>
                <text:list-item>
                  <text:p text:style-name="P15">pytest.ini file – to create custom markers included in pytest</text:p>
                </text:list-item>
                <text:list-item>
                  <text:p text:style-name="P15">html report – pytest_html</text:p>
                  <text:p text:style-name="P15">pytest -v filename _ _html = report.html</text:p>
                </text:list-item>
                <text:list-item>
                  <text:p text:style-name="P15">whitebox testing --&gt; pytest, unittest library</text:p>
                </text:list-item>
              </text:list>
            </text:list-item>
          </text:list>
        </text:list-item>
      </text:list>
      <text:p text:style-name="P2"/>
      <text:p text:style-name="P4">Robot framework</text:p>
      <text:p text:style-name="P2"/>
      <text:p text:style-name="P2">1.Intro</text:p>
      <text:list xml:id="list2028693465555214953" text:style-name="L5">
        <text:list-item>
          <text:p text:style-name="P16">Keyword driven , setup &amp; teardown </text:p>
        </text:list-item>
        <text:list-item>
          <text:p text:style-name="P16">pip install robotframework</text:p>
        </text:list-item>
        <text:list-item>
          <text:p text:style-name="P16">Pycharm – plugins, hyper framework support</text:p>
        </text:list-item>
        <text:list-item>
          <text:p text:style-name="P16">Test scipt Components:</text:p>
          <text:list>
            <text:list-item>
              <text:p text:style-name="P16">*Settings (***Settings***) - documentation, metadata, Library</text:p>
              <text:p text:style-name="P16">import Robot file --&gt; Res //df//d/// </text:p>
              <text:p text:style-name="P16">import python --&gt; Lib //df///</text:p>
              <text:p text:style-name="P16"/>
            </text:list-item>
            <text:list-item>
              <text:p text:style-name="P16">*Variables – global variables for the test suite : </text:p>
            </text:list-item>
            <text:list-item>
              <text:p text:style-name="P16"/>
              <text:p text:style-name="P16">${var_name} <text:s/>var_value</text:p>
              <text:p text:style-name="P16">@{my_list}<text:tab/>1 2 3 4 5 </text:p>
              <text:p text:style-name="P16">&amp;{my_dict}<text:tab/>name = Tessolve<text:tab/>Place = Bangalore</text:p>
            </text:list-item>
            <text:list-item>
              <text:p text:style-name="P16">*Keywords – Custom test function in Robot framework, written in py</text:p>
              <text:p text:style-name="P16">Just Add</text:p>
              <text:list>
                <text:list-header>
                  <text:p text:style-name="P16">[arguments]<text:tab/>${a}<text:tab/>${b}</text:p>
                  <text:p text:style-name="P16">${result}<text:tab/>Evaluate</text:p>
                </text:list-header>
              </text:list>
            </text:list-item>
            <text:list-item>
              <text:p text:style-name="P16">*Testcases </text:p>
            </text:list-item>
          </text:list>
        </text:list-item>
        <text:list-item>
          <text:p text:style-name="P16">List ops</text:p>
          <text:list>
            <text:list-item>
              <text:p text:style-name="P16">Append to list<text:tab/>${my_list} <text:s/>8</text:p>
            </text:list-item>
            <text:list-item>
              <text:p text:style-name="P16">Log to console<text:tab/>${my_list}</text:p>
            </text:list-item>
            <text:list-item>
              <text:p text:style-name="P16">remove from list <text:tab/>${my_list} <text:s/>2</text:p>
            </text:list-item>
            <text:list-item>
              <text:p text:style-name="P16">${value} Get from list<text:tab/>${my_list} <text:s/>3</text:p>
            </text:list-item>
            <text:list-item>
              <text:p text:style-name="P16">Log to console<text:tab/>value: ${value}</text:p>
            </text:list-item>
          </text:list>
        </text:list-item>
        <text:list-item>
          <text:p text:style-name="P16">Dict ops</text:p>
          <text:list>
            <text:list-item>
              <text:p text:style-name="P16">Set to dictionary ${my_dict} <text:s/>nation = India</text:p>
            </text:list-item>
            <text:list-item>
              <text:p text:style-name="P16">Log to console<text:tab/>${my_dict}</text:p>
            </text:list-item>
            <text:list-item>
              <text:p text:style-name="P16">Get from dictionary <text:s/>${my_dict}<text:tab/>place</text:p>
            </text:list-item>
          </text:list>
        </text:list-item>
      </text:list>
      <text:p text:style-name="P2"/>
      <text:p text:style-name="P4">Automation Scenarios</text:p>
      <text:p text:style-name="P8"/>
      <text:p text:style-name="P8">1. File Monitoring &amp; Auto-Processing :</text:p>
      <text:list xml:id="list5215177157854077831" text:style-name="L6">
        <text:list-item>
          <text:p text:style-name="P18">You are asked to monitor a directory. Whenever a new <text:span text:style-name="Source_20_Text">.csv</text:span> file is dropped, the script should automatically process it, extract data, and move it to an archive folder. </text:p>
        </text:list-item>
      </text:list>
      <text:p text:style-name="P10"/>
      <text:p text:style-name="P9">2. Web Automation with Error Handling :</text:p>
      <text:list xml:id="list71519941884222062" text:style-name="L7">
        <text:list-item>
          <text:p text:style-name="P19">Automate a login to a website using Selenium, but the website sometimes loads slowly, causing failures. </text:p>
        </text:list-item>
      </text:list>
      <text:p text:style-name="P10"/>
      <text:p text:style-name="P9">3. API Automation with Retry Mechanism </text:p>
      <text:list xml:id="list864235109781820605" text:style-name="L8">
        <text:list-item>
          <text:p text:style-name="P20">You are consuming an API that sometimes fails with a <text:span text:style-name="Source_20_Text">503 Service Unavailable</text:span>. You need to retry automatically with exponential backoff. </text:p>
        </text:list-item>
      </text:list>
      <text:p text:style-name="P4"/>
      <text:p text:style-name="P9">4. Parallel Test Execution </text:p>
      <text:list xml:id="list32704947" text:continue-numbering="true" text:style-name="L8">
        <text:list-item>
          <text:p text:style-name="P20">You need to run multiple test cases in parallel to reduce execution time. </text:p>
        </text:list-item>
      </text:list>
      <text:p text:style-name="P5"/>
      <text:p text:style-name="P9">5. Log Parsing &amp; Alerting </text:p>
      <text:list xml:id="list32705774" text:continue-numbering="true" text:style-name="L8">
        <text:list-item>
          <text:p text:style-name="P20">You have a log file that updates continuously. You must detect if <text:span text:style-name="Source_20_Text">"ERROR"</text:span> appears and immediately alert.</text:p>
        </text:list-item>
      </text:list>
      <text:p text:style-name="P10"/>
      <text:p text:style-name="P4"><text:soft-page-break/>Solutions</text:p>
      <text:p text:style-name="P4"/>
      <text:p text:style-name="P6">1) </text:p>
      <text:p text:style-name="P11">import time</text:p>
      <text:p text:style-name="P11">import shutil</text:p>
      <text:p text:style-name="P11">import os</text:p>
      <text:p text:style-name="P11">import pandas as pd</text:p>
      <text:p text:style-name="P11"/>
      <text:p text:style-name="P11">WATCH_DIR = "incoming_files"</text:p>
      <text:p text:style-name="P11">ARCHIVE_DIR = "archive"</text:p>
      <text:p text:style-name="P11"/>
      <text:p text:style-name="P11">def process_file(file_path):</text:p>
      <text:p text:style-name="P11"><text:s text:c="4"/>df = pd.read_csv(file_path)</text:p>
      <text:p text:style-name="P11"><text:s text:c="4"/>print("Processed rows:", len(df))</text:p>
      <text:p text:style-name="P11"><text:s text:c="4"/># Add data processing logic here...</text:p>
      <text:p text:style-name="P11"/>
      <text:p text:style-name="P11">def monitor_folder():</text:p>
      <text:p text:style-name="P11"><text:s text:c="4"/>seen_files = set()</text:p>
      <text:p text:style-name="P11"><text:s text:c="4"/>while True:</text:p>
      <text:p text:style-name="P11"><text:s text:c="8"/>for filename in os.listdir(WATCH_DIR):</text:p>
      <text:p text:style-name="P11"><text:s text:c="12"/>if filename.endswith(".csv") and filename not in seen_files:</text:p>
      <text:p text:style-name="P11"><text:s text:c="16"/>file_path = os.path.join(WATCH_DIR, filename)</text:p>
      <text:p text:style-name="P11"><text:s text:c="16"/>process_file(file_path)</text:p>
      <text:p text:style-name="P11"><text:s text:c="16"/>shutil.move(file_path, os.path.join(ARCHIVE_DIR, filename))</text:p>
      <text:p text:style-name="P11"><text:s text:c="16"/>seen_files.add(filename)</text:p>
      <text:p text:style-name="P11"><text:s text:c="8"/>time.sleep(2)</text:p>
      <text:p text:style-name="P11"/>
      <text:p text:style-name="P11">monitor_folder()</text:p>
      <text:p text:style-name="P11"/>
      <text:p text:style-name="P6">2)</text:p>
      <text:p text:style-name="P11">from selenium import webdriver</text:p>
      <text:p text:style-name="P11">from selenium.webdriver.common.by import By</text:p>
      <text:p text:style-name="P11">from selenium.webdriver.support.ui import WebDriverWait</text:p>
      <text:p text:style-name="P11">from selenium.webdriver.support import expected_conditions as EC</text:p>
      <text:p text:style-name="P11"/>
      <text:p text:style-name="P11">driver = webdriver.Chrome()</text:p>
      <text:p text:style-name="P11">driver.get("https://example.com/login")</text:p>
      <text:p text:style-name="P11"/>
      <text:p text:style-name="P11">try:</text:p>
      <text:p text:style-name="P11"><text:s text:c="4"/>username = WebDriverWait(driver, 10).until(</text:p>
      <text:p text:style-name="P11"><text:s text:c="8"/>EC.presence_of_element_located((By.ID, "username"))</text:p>
      <text:p text:style-name="P11"><text:s text:c="4"/>)</text:p>
      <text:p text:style-name="P11"><text:s text:c="4"/>username.send_keys("my_user")</text:p>
      <text:p text:style-name="P11"/>
      <text:p text:style-name="P11"><text:s text:c="4"/>password = driver.find_element(By.ID, "password")</text:p>
      <text:p text:style-name="P11"><text:s text:c="4"/>password.send_keys("my_password")</text:p>
      <text:p text:style-name="P11"/>
      <text:p text:style-name="P11"><text:s text:c="4"/>login_button = driver.find_element(By.ID, "loginBtn")</text:p>
      <text:p text:style-name="P11"><text:s text:c="4"/>login_button.click()</text:p>
      <text:p text:style-name="P11">except Exception as e:</text:p>
      <text:p text:style-name="P11"><text:s text:c="4"/>print("Error during login:", e)</text:p>
      <text:p text:style-name="P11">finally:</text:p>
      <text:p text:style-name="P11"><text:s text:c="4"/>driver.quit()</text:p>
      <text:p text:style-name="P11"/>
      <text:p text:style-name="P6">3)</text:p>
      <text:p text:style-name="P11">import requests</text:p>
      <text:p text:style-name="P11">import time</text:p>
      <text:p text:style-name="P11"/>
      <text:p text:style-name="P11">def fetch_with_retry(url, retries=5, backoff=2):</text:p>
      <text:p text:style-name="P11"><text:s text:c="4"/>for i in range(retries):</text:p>
      <text:p text:style-name="P11"><text:s text:c="8"/>try:</text:p>
      <text:p text:style-name="P11"><text:s text:c="12"/>response = requests.get(url, timeout=5)</text:p>
      <text:p text:style-name="P11"><text:soft-page-break/><text:s text:c="12"/>if response.status_code == 200:</text:p>
      <text:p text:style-name="P11"><text:s text:c="16"/>return response.json()</text:p>
      <text:p text:style-name="P11"><text:s text:c="8"/>except requests.exceptions.RequestException:</text:p>
      <text:p text:style-name="P11"><text:s text:c="12"/>pass</text:p>
      <text:p text:style-name="P11"><text:s text:c="8"/>print(f"Retrying in {backoff**i} seconds...")</text:p>
      <text:p text:style-name="P11"><text:s text:c="8"/>time.sleep(backoff**i)</text:p>
      <text:p text:style-name="P11"><text:s text:c="4"/>raise Exception("API request failed after retries")</text:p>
      <text:p text:style-name="P11"/>
      <text:p text:style-name="P11">data = fetch_with_retry("https://api.example.com/data")</text:p>
      <text:p text:style-name="P11">print(data)</text:p>
      <text:p text:style-name="P11"/>
      <text:p text:style-name="P6">4)</text:p>
      <text:p text:style-name="P11">import multiprocessing</text:p>
      <text:p text:style-name="P11">import time</text:p>
      <text:p text:style-name="P11"/>
      <text:p text:style-name="P11">def run_test(test_id):</text:p>
      <text:p text:style-name="P11"><text:s text:c="4"/>print(f"Running test {test_id}")</text:p>
      <text:p text:style-name="P11"><text:s text:c="4"/>time.sleep(2)</text:p>
      <text:p text:style-name="P11"><text:s text:c="4"/>print(f"Test {test_id} finished")</text:p>
      <text:p text:style-name="P11"/>
      <text:p text:style-name="P11">if __name__ == "__main__":</text:p>
      <text:p text:style-name="P11"><text:s text:c="4"/>tests = [1, 2, 3, 4, 5]</text:p>
      <text:p text:style-name="P11"><text:s text:c="4"/>with multiprocessing.Pool(processes=3) as pool:</text:p>
      <text:p text:style-name="P11"><text:s text:c="8"/>pool.map(run_test, tests)</text:p>
      <text:p text:style-name="P6">5)</text:p>
      <text:p text:style-name="P11">import time</text:p>
      <text:p text:style-name="P11"/>
      <text:p text:style-name="P11">def monitor_log(file_path):</text:p>
      <text:p text:style-name="P11"><text:s text:c="4"/>with open(file_path, "r") as f:</text:p>
      <text:p text:style-name="P11"><text:s text:c="8"/>f.seek(0, 2) <text:s/># Move to end of file</text:p>
      <text:p text:style-name="P11"><text:s text:c="8"/>while True:</text:p>
      <text:p text:style-name="P11"><text:s text:c="12"/>line = f.readline()</text:p>
      <text:p text:style-name="P11"><text:s text:c="12"/>if not line:</text:p>
      <text:p text:style-name="P11"><text:s text:c="16"/>time.sleep(1)</text:p>
      <text:p text:style-name="P11"><text:s text:c="16"/>continue</text:p>
      <text:p text:style-name="P11"><text:s text:c="12"/>if "ERROR" in line:</text:p>
      <text:p text:style-name="P11"><text:s text:c="16"/>print("ALERT! Error detected:", line.strip())</text:p>
      <text:p text:style-name="P11"/>
      <text:p text:style-name="P11">monitor_log("application.log")</text:p>
      <text:p text:style-name="P11"/>
      <text:p text:style-name="P11"/>
      <text:p text:style-name="P22">Pytest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10-16T12:42:21.78</dc:date>
    <dc:creator>Sreya </dc:creator>
    <meta:generator>OpenOffice/4.1.3$Win32 OpenOffice.org_project/413m1$Build-9783</meta:generator>
    <meta:editing-duration>P1DT8H14M18S</meta:editing-duration>
    <meta:editing-cycles>33</meta:editing-cycles>
    <meta:document-statistic meta:table-count="0" meta:image-count="0" meta:object-count="0" meta:page-count="4" meta:paragraph-count="180" meta:word-count="900" meta:character-count="6326"/>
  </office:meta>
</office:document-meta>
</file>